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1c97cd"/>
    </style:style>
    <style:style style:name="gr2" style:family="graphic" style:parent-style-name="standard">
      <style:graphic-properties svg:stroke-width="0.001cm" svg:stroke-color="#add6e7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76086"/>
    </style:style>
    <style:style style:name="gr4" style:family="graphic" style:parent-style-name="standard">
      <style:graphic-properties draw:stroke="none" svg:stroke-width="0.001cm" draw:fill-color="#3cafe4"/>
    </style:style>
    <style:style style:name="gr5" style:family="graphic" style:parent-style-name="standard">
      <style:graphic-properties draw:stroke="none" svg:stroke-width="0.001cm" draw:fill-color="#1f1a17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042cm" svg:y="-5cm"/>
          <draw:glue-point draw:id="5" svg:x="5cm" svg:y="-5cm"/>
          <draw:glue-point draw:id="6" svg:x="0.48cm" svg:y="-5cm"/>
          <draw:glue-point draw:id="7" svg:x="-5cm" svg:y="5cm"/>
          <draw:glue-point draw:id="8" svg:x="4.046cm" svg:y="5cm"/>
          <draw:glue-point draw:id="9" svg:x="-0.477cm" svg:y="5cm"/>
          <draw:glue-point draw:id="10" svg:x="-5cm" svg:y="-3.58cm"/>
          <draw:glue-point draw:id="11" svg:x="-5cm" svg:y="0.695cm"/>
          <draw:glue-point draw:id="12" svg:x="5cm" svg:y="3.547cm"/>
          <draw:glue-point draw:id="13" svg:x="5cm" svg:y="-0.727cm"/>
          <draw:glue-point draw:id="14" svg:x="0.001cm" svg:y="-0.006cm"/>
          <draw:polygon draw:style-name="gr1" draw:layer="layout" svg:width="2.722cm" svg:height="1.71cm" svg:x="0cm" svg:y="0.284cm" svg:viewBox="0 0 2723 1711" draw:points="2723,1711 0,1711 0,0 2723,0">
            <text:p/>
          </draw:polygon>
          <draw:polygon draw:style-name="gr2" draw:layer="layout" svg:width="2.722cm" svg:height="1.71cm" svg:x="0cm" svg:y="0.284cm" svg:viewBox="0 0 2723 1711" draw:points="2723,1711 0,1711 0,0 2723,0">
            <text:p/>
          </draw:polygon>
          <draw:polygon draw:style-name="gr3" draw:layer="layout" svg:width="0.287cm" svg:height="2cm" svg:x="2.723cm" svg:y="0cm" svg:viewBox="0 0 288 2001" draw:points="0,2001 288,1710 288,0 0,289">
            <text:p/>
          </draw:polygon>
          <draw:polygon draw:style-name="gr2" draw:layer="layout" svg:width="0.287cm" svg:height="2cm" svg:x="2.723cm" svg:y="0cm" svg:viewBox="0 0 288 2001" draw:points="0,2001 288,1710 288,0 0,289">
            <text:p/>
          </draw:polygon>
          <draw:polygon draw:style-name="gr4" draw:layer="layout" svg:width="3.009cm" svg:height="0.289cm" svg:x="0cm" svg:y="0cm" svg:viewBox="0 0 3010 290" draw:points="2722,290 3010,0 287,0 0,290">
            <text:p/>
          </draw:polygon>
          <draw:polygon draw:style-name="gr2" draw:layer="layout" svg:width="3.009cm" svg:height="0.289cm" svg:x="0cm" svg:y="0cm" svg:viewBox="0 0 3010 290" draw:points="2722,290 3010,0 287,0 0,290">
            <text:p/>
          </draw:polygon>
          <draw:polygon draw:style-name="gr5" draw:layer="layout" svg:width="1.033cm" svg:height="1.239cm" svg:x="1.376cm" svg:y="0.54cm" svg:viewBox="0 0 1034 1240" draw:points="1034,1240 1034,0 0,620">
            <text:p/>
          </draw:polygon>
          <draw:polygon draw:style-name="gr5" draw:layer="layout" svg:width="1.051cm" svg:height="1.239cm" svg:x="0.339cm" svg:y="0.54cm" svg:viewBox="0 0 1052 1240" draw:points="0,0 0,1240 1052,620">
            <text:p/>
          </draw:polygon>
          <draw:polygon draw:style-name="gr6" draw:layer="layout" svg:width="1.033cm" svg:height="1.238cm" svg:x="1.363cm" svg:y="0.52cm" svg:viewBox="0 0 1034 1239" draw:points="1034,1239 1034,0 0,619">
            <text:p/>
          </draw:polygon>
          <draw:polygon draw:style-name="gr6" draw:layer="layout" svg:width="1.05cm" svg:height="1.238cm" svg:x="0.326cm" svg:y="0.52cm" svg:viewBox="0 0 1051 1239" draw:points="0,0 0,1239 1051,61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ONS15104</dc:title>
    <meta:creation-date>2011-02-07T16:35:35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